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ENENORT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ERNANDEZ RODRIGUEZ, URS FAUSTIN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ERNANDEZ RODRIGUEZ, URS FAUST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ROSS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779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3:21:4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